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pple-system, BlinkMacSystemFont, Arial, Helvetica, sans-serif"/>
  </office:font-face-decls>
  <office:automatic-styles>
    <style:style style:name="P1" style:family="paragraph" style:parent-style-name="Standard">
      <style:text-properties officeooo:rsid="00159d33" officeooo:paragraph-rsid="00159d33"/>
    </style:style>
    <style:style style:name="P2" style:family="paragraph" style:parent-style-name="Standard">
      <style:text-properties fo:font-weight="normal" officeooo:rsid="00159d33" officeooo:paragraph-rsid="00159d33" style:font-weight-asian="normal" style:font-weight-complex="normal"/>
    </style:style>
    <style:style style:name="P3" style:family="paragraph" style:parent-style-name="Standard">
      <style:text-properties fo:font-weight="normal" officeooo:rsid="00169cec" officeooo:paragraph-rsid="00169cec" style:font-weight-asian="normal" style:font-weight-complex="normal"/>
    </style:style>
    <style:style style:name="P4" style:family="paragraph" style:parent-style-name="Standard">
      <style:text-properties fo:font-weight="normal" officeooo:rsid="0017dd66" officeooo:paragraph-rsid="0017dd66" style:font-weight-asian="normal" style:font-weight-complex="normal"/>
    </style:style>
    <style:style style:name="P5" style:family="paragraph" style:parent-style-name="Standard">
      <style:text-properties fo:font-weight="normal" officeooo:rsid="0017f32b" officeooo:paragraph-rsid="0017f32b" style:font-weight-asian="normal" style:font-weight-complex="normal"/>
    </style:style>
    <style:style style:name="P6" style:family="paragraph" style:parent-style-name="Standard">
      <style:text-properties fo:font-weight="normal" officeooo:rsid="0018665f" officeooo:paragraph-rsid="0018665f" style:font-weight-asian="normal" style:font-weight-complex="normal"/>
    </style:style>
    <style:style style:name="P7" style:family="paragraph" style:parent-style-name="Standard">
      <style:text-properties fo:font-weight="normal" officeooo:rsid="0019cde9" officeooo:paragraph-rsid="0019cde9" style:font-weight-asian="normal" style:font-weight-complex="normal"/>
    </style:style>
    <style:style style:name="P8" style:family="paragraph" style:parent-style-name="Standard">
      <style:text-properties fo:font-weight="normal" officeooo:rsid="001a0da0" officeooo:paragraph-rsid="001a0da0" style:font-weight-asian="normal" style:font-weight-complex="normal"/>
    </style:style>
    <style:style style:name="P9" style:family="paragraph" style:parent-style-name="Standard">
      <style:text-properties fo:font-weight="normal" officeooo:rsid="001aaeda" officeooo:paragraph-rsid="001aaeda" style:font-weight-asian="normal" style:font-weight-complex="normal"/>
    </style:style>
    <style:style style:name="P10" style:family="paragraph" style:parent-style-name="Standard">
      <style:text-properties fo:font-weight="normal" officeooo:rsid="001c53fb" officeooo:paragraph-rsid="001c53fb" style:font-weight-asian="normal" style:font-weight-complex="normal"/>
    </style:style>
    <style:style style:name="P11" style:family="paragraph" style:parent-style-name="Standard">
      <style:text-properties fo:font-weight="normal" officeooo:rsid="001c72f9" officeooo:paragraph-rsid="001c72f9" style:font-weight-asian="normal" style:font-weight-complex="normal"/>
    </style:style>
    <style:style style:name="P12" style:family="paragraph" style:parent-style-name="Standard">
      <style:text-properties fo:font-weight="normal" officeooo:rsid="001dc150" officeooo:paragraph-rsid="001dc150" style:font-weight-asian="normal" style:font-weight-complex="normal"/>
    </style:style>
    <style:style style:name="P13" style:family="paragraph" style:parent-style-name="Standard">
      <style:text-properties fo:font-weight="normal" officeooo:rsid="001dc150" officeooo:paragraph-rsid="0029f99f" style:font-weight-asian="normal" style:font-weight-complex="normal"/>
    </style:style>
    <style:style style:name="P14" style:family="paragraph" style:parent-style-name="Standard">
      <style:text-properties fo:font-weight="bold" officeooo:rsid="00159d33" officeooo:paragraph-rsid="00159d33" style:font-weight-asian="bold" style:font-weight-complex="bold"/>
    </style:style>
    <style:style style:name="P15" style:family="paragraph" style:parent-style-name="Standard">
      <style:text-properties fo:font-weight="bold" officeooo:rsid="00169cec" officeooo:paragraph-rsid="00169cec" style:font-weight-asian="bold" style:font-weight-complex="bold"/>
    </style:style>
    <style:style style:name="P16" style:family="paragraph" style:parent-style-name="Standard">
      <style:text-properties fo:font-weight="bold" officeooo:rsid="0018665f" officeooo:paragraph-rsid="0018665f" style:font-weight-asian="bold" style:font-weight-complex="bold"/>
    </style:style>
    <style:style style:name="P17" style:family="paragraph" style:parent-style-name="Standard">
      <style:text-properties fo:font-weight="bold" officeooo:rsid="001aaeda" officeooo:paragraph-rsid="001aaeda" style:font-weight-asian="bold" style:font-weight-complex="bold"/>
    </style:style>
    <style:style style:name="P18" style:family="paragraph" style:parent-style-name="Standard">
      <style:text-properties fo:font-weight="bold" officeooo:rsid="001a0da0" officeooo:paragraph-rsid="001a0da0" style:font-weight-asian="bold" style:font-weight-complex="bold"/>
    </style:style>
    <style:style style:name="P19" style:family="paragraph" style:parent-style-name="Standard">
      <style:text-properties officeooo:paragraph-rsid="00159d33"/>
    </style:style>
    <style:style style:name="P20" style:family="paragraph" style:parent-style-name="Standard">
      <style:text-properties fo:font-size="14pt" fo:font-weight="bold" officeooo:rsid="00319ad0" officeooo:paragraph-rsid="00319ad0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2f6626" officeooo:paragraph-rsid="002f6626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30ab1f" officeooo:paragraph-rsid="0030ab1f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319ad0" officeooo:paragraph-rsid="00319ad0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321343" officeooo:paragraph-rsid="00321343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321343" officeooo:paragraph-rsid="00322d83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322d83" officeooo:paragraph-rsid="00322d83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3372b0" officeooo:paragraph-rsid="003372b0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6pt" fo:font-weight="bold" officeooo:rsid="002f6626" officeooo:paragraph-rsid="002f6626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d33" style:font-weight-asian="bold" style:font-weight-complex="bold"/>
    </style:style>
    <style:style style:name="T3" style:family="text">
      <style:text-properties fo:font-variant="normal" fo:text-transform="none" fo:color="#333333" loext:opacity="100%" style:font-name="YS Text" fo:font-size="12pt" fo:letter-spacing="normal" fo:font-style="normal" fo:font-weight="normal"/>
    </style:style>
    <style:style style:name="T4" style:family="text">
      <style:text-properties officeooo:rsid="00169cec"/>
    </style:style>
    <style:style style:name="T5" style:family="text">
      <style:text-properties officeooo:rsid="001c72f9"/>
    </style:style>
    <style:style style:name="T6" style:family="text">
      <style:text-properties officeooo:rsid="00322d83"/>
    </style:style>
    <style:style style:name="T7" style:family="text">
      <style:text-properties officeooo:rsid="003372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14">Задание 1.</text:p>
      <text:p text:style-name="P1"><text:span text:style-name="T1"/></text:p>
      <text:p text:style-name="P2">Разобрать первый абзац из курсача и нарисовать ER диаграмму по нему. Диагармма должна быть максимально подробной.</text:p>
      <text:p text:style-name="P2">ER должна быть на A3.</text:p>
      <text:p text:style-name="P4">Дедлайн: 27.02</text:p>
      <text:p text:style-name="P4"/>
      <text:p text:style-name="P14">Задание 2.</text:p>
      <text:p text:style-name="P2">Зафиксировать первую часть через use-cases</text:p>
      <text:p text:style-name="P2">Use-casas </text:p>
      <text:p text:style-name="P2">Бизнес use-cases <text:s/>с Акторами</text:p>
      <text:p text:style-name="P19"><text:span text:style-name="T2">VPM - </text:span><text:span text:style-name="Strong_20_Emphasis"><text:span text:style-name="T3">Virtual Product Management </text:span></text:span></text:p>
      <text:p text:style-name="P14">BPM — <text:span text:style-name="T4">Бизнес процессы</text:span></text:p>
      <text:p text:style-name="P14"/>
      <text:p text:style-name="P4">Дедлайн: 20.03</text:p>
      <text:p text:style-name="P14"/>
      <text:p text:style-name="P15">Задание 4</text:p>
      <text:p text:style-name="P3">Проектирование</text:p>
      <text:p text:style-name="P3"/>
      <text:p text:style-name="P3">Описать задачу, экранную форму;</text:p>
      <text:p text:style-name="P3">Связь полей экранной формы которая была сделана;</text:p>
      <text:p text:style-name="P3">Ограничения на каждое поле/атрибут базы данных</text:p>
      <text:p text:style-name="P4">Дедлайн: 17.04</text:p>
      <text:p text:style-name="P4"/>
      <text:p text:style-name="P4"/>
      <text:p text:style-name="P5">ER диаграмма</text:p>
      <text:p text:style-name="P5"/>
      <text:p text:style-name="P6">В описании аналитики нужно увидеть:</text:p>
      <text:p text:style-name="P6"/>
      <text:p text:style-name="P6">Описание что такое каждое из понятий</text:p>
      <text:p text:style-name="P6"/>
      <text:p text:style-name="P6">Пасажирские авиаперевозки:</text:p>
      <text:p text:style-name="P6"/>
      <text:p text:style-name="P6">Что такое пассажир, что такое перевозки</text:p>
      <text:p text:style-name="P16">Сделать ориентацию на процессы</text:p>
      <text:p text:style-name="P16"/>
      <text:p text:style-name="P16">Добавить описание для авиакомпании пассажира</text:p>
      <text:p text:style-name="P16"/>
      <text:p text:style-name="P7">Мышление должно быть на уровне бизнес процесса, а не на уровне инф. Системы</text:p>
      <text:p text:style-name="P7"/>
      <text:p text:style-name="P8">Попробовать описать альтернативы( в use-кейсах для альтернативных путей)</text:p>
      <text:p text:style-name="P8"/>
      <text:p text:style-name="P8"/>
      <text:p text:style-name="P8"/>
      <text:p text:style-name="P8"/>
      <text:p text:style-name="P8"/>
      <text:p text:style-name="P18">Точки по которым оценить:</text:p>
      <text:p text:style-name="P8"><text:soft-page-break/></text:p>
      <text:p text:style-name="P8">1. Описание должно содержать 4 страницы</text:p>
      <text:p text:style-name="P8">2. Хотя бы 4 роли</text:p>
      <text:p text:style-name="P8">3. Хотя бы 3-4 процесса</text:p>
      <text:p text:style-name="P9">Два типа процессов: Основной и дополнительный</text:p>
      <text:p text:style-name="P9"/>
      <text:p text:style-name="P9">У каждой организации есть устав: Основной процесс зафиксирован в уставе</text:p>
      <text:p text:style-name="P9"/>
      <text:p text:style-name="P17">Основной процесс<text:span text:style-name="T5">(один)</text:span>: - <text:s/><text:span text:style-name="T5">остальные вспомогательные</text:span></text:p>
      <text:p text:style-name="P9"/>
      <text:p text:style-name="P9">Обеспечение полетов самолетов на коммерческой основе</text:p>
      <text:p text:style-name="P10">В работе мы говорим только про поддержание функционирования процессов</text:p>
      <text:p text:style-name="P11">Добавить участников вспомогательного процесса</text:p>
      <text:p text:style-name="P11"/>
      <text:p text:style-name="P11">!!!По одному бизнес процессу движется одна сущность!!!, процесс не разделе по времени(транзакция)</text:p>
      <text:p text:style-name="P11"/>
      <text:p text:style-name="P11"/>
      <text:p text:style-name="P11">Взять один абзац текста и нарисовать для него ER диаграмму, что бы для этого абзаца был учтен максимум всех возможностей(слов, которые там есть).</text:p>
      <text:p text:style-name="P12">В ER диаграмме должно быть 25 сущностей</text:p>
      <text:p text:style-name="P12"/>
      <text:p text:style-name="P12"/>
      <text:p text:style-name="P12">Пасажирские авиаперевозки – транспортная отрасль, которая занимается перевозками пассажиров и принадлежащего им багажа между начальным и конечным пунктами полета.</text:p>
      <text:p text:style-name="P12"/>
      <text:p text:style-name="P12"/>
      <text:p text:style-name="P13"><text:span text:style-name="T1">Авиакомпания </text:span>- <text:s/>организация, <text:s/>деятельность которой заключается в перевозке пассажиров и принадлежащего им багажа между начальными и конечными пунктами маршрута. Начальными и конечеными пунктами маршрута являются пассажирские аэропорты. Пассажирские аэропорты - комплексы сооружений, предназначенные <text:s/>для приёма, отправки и базирования пассажирских самолетов. </text:p>
      <text:p text:style-name="P13">Пассажиром является человек, заключивший договор с авиакомпанией о перелете по определенному маршруту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<text:soft-page-break/>Лекция 13.10</text:p>
      <text:p text:style-name="P21"/>
      <text:p text:style-name="P21">Идея юскейсов — взаимодействие людей/учстников/акторов</text:p>
      <text:p text:style-name="P21">Юзкейсы:</text:p>
      <text:p text:style-name="P21">- системые</text:p>
      <text:p text:style-name="P21">- аналитические</text:p>
      <text:p text:style-name="P21"/>
      <text:p text:style-name="P21">Самое тяжелое — нарисовать юзкейс без компьютора</text:p>
      <text:p text:style-name="P21"/>
      <text:p text:style-name="P21">Бизнес юзкейс:</text:p>
      <text:p text:style-name="P21">Касса банка <text:s text:c="5"/>→ <text:s text:c="3"/>Человек</text:p>
      <text:p text:style-name="P21"/>
      <text:p text:style-name="P22">Идеальный юзкейс содержит от 3 до 5 участников</text:p>
      <text:p text:style-name="P21"/>
      <text:p text:style-name="P23"><text:span text:style-name="T1">Юзкейс</text:span> — это способ описания взаимодействия участников на уровне функций, которые они реализуют. Идеально — с примерами.</text:p>
      <text:p text:style-name="P23"/>
      <text:p text:style-name="P23">Способы построения юзкейса:</text:p>
      <text:p text:style-name="P23">- Диаграмма;</text:p>
      <text:p text:style-name="P23">- Словесное описание;</text:p>
      <text:p text:style-name="P23"/>
      <text:p text:style-name="P20">Пример словесного формального описания юзкейса</text:p>
      <text:p text:style-name="P23">Варианты словесного описания:</text:p>
      <text:p text:style-name="P23">- Простое описание;</text:p>
      <text:p text:style-name="P23">- Расширенное описание;</text:p>
      <text:p text:style-name="P23"/>
      <text:p text:style-name="P23"/>
      <text:p text:style-name="P23"><text:span text:style-name="T1">Что должно быть в юзкейсе</text:span><text:line-break/>1. Название.</text:p>
      <text:p text:style-name="P23">- Должно быть сформулированно в повелительном наклонении(2-3-5 слов):</text:p>
      <text:p text:style-name="P23">- Например, «Купить билет»</text:p>
      <text:p text:style-name="P23">2. Акторы(то есть участники/роли).</text:p>
      <text:p text:style-name="P23">- Обобщенная или персоанальная(кассир/кассир Александр)</text:p>
      <text:p text:style-name="P24">3. Входные данные.</text:p>
      <text:p text:style-name="P24">- Определяют, что требуется. То, без чего юзкейс не начнется. (Например, документы для поступления в ВУЗ)</text:p>
      <text:p text:style-name="P24">4. Триггер.</text:p>
      <text:p text:style-name="P25">- То, что запускает юзкейс. (Например, подача заявляения на поступление в ВУЗ).</text:p>
      <text:p text:style-name="P26">5. Результат юзкейса: выходные данные.</text:p>
      <text:p text:style-name="P26">Пример, юзкейс: подача заявления об участии в конкурсе. Выходные данные: Допуск до конкурса/ недопуск.</text:p>
      <text:p text:style-name="P26">Должны быть перечислены все варианты выполнения юзкейса.</text:p>
      <text:p text:style-name="P26"><text:soft-page-break/></text:p>
      <text:p text:style-name="P26">Кроме этого в юзкейсе иногда пишут:</text:p>
      <text:p text:style-name="P26">- Заинтересованных лиц(Если они не являются участниками) — это редко.</text:p>
      <text:p text:style-name="P26">- Ожидание сторон. Это фиксирует мотивацию юзкейса.</text:p>
      <text:p text:style-name="P25"><text:line-break/><text:span text:style-name="T6">Юзкейсы должны быть согласованы:</text:span></text:p>
      <text:p text:style-name="P25">- <text:span text:style-name="T6">Выходы одних юзкесов должны быть входами других юзкейс</text:span><text:span text:style-name="T7">ов</text:span></text:p>
      <text:p text:style-name="P25">- <text:span text:style-name="T7">Не должно быть выходов, которые никто не использует</text:span></text:p>
      <text:p text:style-name="P25">- <text:span text:style-name="T7">Не</text:span></text:p>
      <text:p text:style-name="P25"/>
      <text:p text:style-name="P27">Юзкейсы описываем в форме шагов, шаги должны быть в форме пар(роль — действие).</text:p>
      <text:p text:style-name="P27"/>
      <text:p text:style-name="P27">Шаг 1. Входит котроллер, регистрируется у кондуктора</text:p>
      <text:p text:style-name="P27">Шаг 2. Пассажир проверяет билет у контроллера</text:p>
      <text:p text:style-name="P27">Шаг 3. </text:p>
      <text:p text:style-name="P27"/>
      <text:p text:style-name="P27">Альтернативные пути начинаются от основного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2:19:33.240767851</meta:creation-date>
    <meta:generator>LibreOffice/24.2.7.2$Linux_X86_64 LibreOffice_project/420$Build-2</meta:generator>
    <dc:date>2025-02-13T15:33:28.105729839</dc:date>
    <meta:editing-duration>PT5H59M20S</meta:editing-duration>
    <meta:editing-cycles>5</meta:editing-cycles>
    <meta:document-statistic meta:table-count="0" meta:image-count="0" meta:object-count="0" meta:page-count="4" meta:paragraph-count="84" meta:word-count="526" meta:character-count="3884" meta:non-whitespace-character-count="3413"/>
  </office:meta>
</office:document-meta>
</file>